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alisto MT" svg:font-family="'Calisto MT'" style:font-family-generic="roman"/>
    <style:font-face style:name="Calisto MT1" svg:font-family="'Calisto MT'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paragraph-rsid="001a7ddb"/>
    </style:style>
    <style:style style:name="P2" style:family="paragraph" style:parent-style-name="Standard">
      <style:text-properties officeooo:paragraph-rsid="000eaea5"/>
    </style:style>
    <style:style style:name="P3" style:family="paragraph" style:parent-style-name="List_20_Paragraph">
      <style:paragraph-properties fo:margin-left="5.715cm" fo:margin-right="0cm" fo:text-indent="0cm" style:auto-text-indent="false"/>
      <style:text-properties officeooo:paragraph-rsid="000eaea5"/>
    </style:style>
    <style:style style:name="P4" style:family="paragraph" style:parent-style-name="Standard">
      <style:text-properties officeooo:paragraph-rsid="00175eeb"/>
    </style:style>
    <style:style style:name="P5" style:family="paragraph" style:parent-style-name="List_20_Paragraph">
      <style:paragraph-properties fo:margin-left="5.715cm" fo:margin-right="0cm" fo:text-indent="0cm" style:auto-text-indent="false"/>
      <style:text-properties officeooo:paragraph-rsid="00175eeb"/>
    </style:style>
    <style:style style:name="P6" style:family="paragraph" style:parent-style-name="Text_20_body">
      <style:text-properties officeooo:paragraph-rsid="00175eeb"/>
    </style:style>
    <style:style style:name="P7" style:family="paragraph" style:parent-style-name="List_20_Paragraph">
      <style:paragraph-properties fo:margin-left="5.715cm" fo:margin-right="0cm" fo:text-indent="0cm" style:auto-text-indent="false"/>
      <style:text-properties officeooo:paragraph-rsid="001a7ddb"/>
    </style:style>
    <style:style style:name="P8" style:family="paragraph" style:parent-style-name="Standard">
      <style:text-properties officeooo:paragraph-rsid="001a7ddb"/>
    </style:style>
    <style:style style:name="P9" style:family="paragraph" style:parent-style-name="Text_20_body">
      <style:text-properties officeooo:paragraph-rsid="001a7ddb"/>
    </style:style>
    <style:style style:name="P10" style:family="paragraph" style:parent-style-name="Heading_20_1">
      <style:text-properties officeooo:paragraph-rsid="00175eeb"/>
    </style:style>
    <style:style style:name="P11" style:family="paragraph" style:parent-style-name="Heading_20_1">
      <style:text-properties officeooo:paragraph-rsid="001a7ddb"/>
    </style:style>
    <style:style style:name="P12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497bf"/>
    </style:style>
    <style:style style:name="P13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75eeb"/>
    </style:style>
    <style:style style:name="P14" style:family="paragraph" style:parent-style-name="List_20_Paragraph" style:list-style-name="WWNum1">
      <style:paragraph-properties fo:margin-left="5.715cm" fo:margin-right="0cm" fo:text-indent="0cm" style:auto-text-indent="false"/>
      <style:text-properties officeooo:rsid="001497bf" officeooo:paragraph-rsid="001c04d3"/>
    </style:style>
    <style:style style:name="P15" style:family="paragraph" style:parent-style-name="Name">
      <style:paragraph-properties fo:text-align="center" style:justify-single-word="false" fo:break-before="page">
        <style:tab-stops>
          <style:tab-stop style:position="3.81cm" style:type="right"/>
          <style:tab-stop style:position="4.93cm"/>
        </style:tab-stops>
      </style:paragraph-properties>
      <style:text-properties officeooo:paragraph-rsid="001c0b0c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81cm" style:type="right"/>
          <style:tab-stop style:position="5.075cm"/>
          <style:tab-stop style:position="6.251cm"/>
        </style:tab-stops>
      </style:paragraph-properties>
      <style:text-properties fo:language="en" fo:country="US" officeooo:paragraph-rsid="0009eaf0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margin-left="0cm" fo:margin-right="0cm" fo:line-height="0.741cm" fo:text-align="center" style:justify-single-word="false" fo:text-indent="0cm" style:auto-text-indent="false"/>
    </style:style>
    <style:style style:name="P19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1cc30d" style:font-size-asian="9pt" style:font-size-complex="9pt"/>
    </style:style>
    <style:style style:name="P2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1cc30d" style:font-size-asian="11pt" style:font-size-complex="11pt"/>
    </style:style>
    <style:style style:name="P2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1cc30d" style:font-size-asian="12pt" style:font-size-complex="12pt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3" style:family="text">
      <style:text-properties fo:language="en" fo:country="US" officeooo:rsid="0009eaf0"/>
    </style:style>
    <style:style style:name="T4" style:family="text">
      <style:text-properties fo:language="fr" fo:country="FR" officeooo:rsid="0011049e"/>
    </style:style>
    <style:style style:name="T5" style:family="text">
      <style:text-properties officeooo:rsid="0007c2c2"/>
    </style:style>
    <style:style style:name="T6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7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8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9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0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1" style:family="text">
      <style:text-properties officeooo:rsid="0011049e"/>
    </style:style>
    <style:style style:name="T12" style:family="text">
      <style:text-properties officeooo:rsid="0012dda1"/>
    </style:style>
    <style:style style:name="T13" style:family="text">
      <style:text-properties fo:text-transform="uppercase" fo:color="#00000a" loext:opacity="100%" style:font-name="Century Gothic" fo:font-size="10pt" fo:letter-spacing="0.106cm" fo:language="fr" fo:country="FR" fo:font-weight="bold" officeooo:rsid="00175ee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4" style:family="text">
      <style:text-properties fo:text-transform="uppercase" fo:color="#00000a" loext:opacity="100%" style:font-name="Century Gothic" fo:font-size="10pt" fo:letter-spacing="0.106cm" fo:language="fr" fo:country="FR" fo:font-weight="bold" officeooo:rsid="001a7dd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5" style:family="text">
      <style:text-properties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>[NAME], [STREET], [PLZ_WITH_LOCATION]</text:p>
      <text:p text:style-name="P21">Anrede</text:p>
      <text:p text:style-name="P21">Vorname Name</text:p>
      <text:p text:style-name="P21">Firma</text:p>
      <text:p text:style-name="P21">Adresse</text:p>
      <text:p text:style-name="P21">PLZ Ort</text:p>
      <text:p text:style-name="P22"/>
      <text:p text:style-name="P22"/>
      <text:p text:style-name="P22"/>
      <text:p text:style-name="P22"/>
      <text:p text:style-name="Standard"><text:span text:style-name="T15">[LOCATION]</text:span>, <text:span text:style-name="T15"><text:date style:data-style-name="N10081" text:date-value="2021-11-17T20:13:27.276910473">17. November 2021</text:date></text:span></text:p>
      <text:p text:style-name="P22"/>
      <text:list xml:id="list857657315" text:style-name="Outline">
        <text:list-item>
          <text:h text:style-name="Heading_20_1" text:outline-level="1">Bewerbung als [JOB_TITLE]</text:h>
        </text:list-item>
      </text:list>
      <text:p text:style-name="P22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sse</text:p>
      <text:p text:style-name="Standard"/>
      <text:p text:style-name="Standard">[NAME]<text:span text:style-name="T1"><text:tab/></text:span></text:p>
      <text:p text:style-name="P15"><text:span text:style-name="T2">[NAME]</text:span></text:p>
      <text:p text:style-name="P16"><text:span text:style-name="T5">[PHONE]</text:span> – <text:span text:style-name="T6">[EMAIL] - [WEBSITE]</text:span></text:p>
      <text:p text:style-name="P17"/>
      <text:p text:style-name="P18"><text:span text:style-name="Highlighted_20_with_20_gray_20_Char"><text:span text:style-name="T3">[SHORT_DESCRIPTION] </text:span></text:span></text:p>
      <text:p text:style-name="Standard"/>
      <text:list xml:id="list201327786117587" text:continue-numbering="true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2"><text:tab/><text:span text:style-name="T7">[CV_UNIT_START_DATE_YEAR]</text:span><text:span text:style-name="T8"> -</text:span><text:span text:style-name="T9"> </text:span><text:span text:style-name="T10">[CV_UNIT_END_DATE_YEAR]</text:span><text:tab/><text:span text:style-name="Red_20_Caps_20_Expanded"><text:span text:style-name="T4">[CV_UNIT_NAME] - </text:span></text:span><text:span text:style-name="T11">[CV_UNIT_COMPANY]</text:span></text:p>
        <text:section text:style-name="Sect1" text:name="experience-list-section">
          <text:list xml:id="list594171141" text:style-name="WWNum1">
            <text:list-item>
              <text:p text:style-name="P12">[CV_UNIT_LIST_ITEM]<text:span text:style-name="T12"> </text:span></text:p>
            </text:list-item>
          </text:list>
        </text:section>
        <text:p text:style-name="P3"/>
        <text:p text:style-name="P3"/>
      </text:section>
      <text:list xml:id="list201328313301071" text:continue-list="list201327786117587" text:style-name="Outline">
        <text:list-item>
          <text:h text:style-name="P10" text:outline-level="1"><text:tab/><text:tab/><text:span text:style-name="T13">Ausbildung</text:span></text:h>
        </text:list-item>
      </text:list>
      <text:p text:style-name="P6"/>
      <text:section text:style-name="Sect1" text:name="education-section">
        <text:p text:style-name="P4"><text:tab/><text:span text:style-name="T7">[CV_UNIT_START_DATE_YEAR]</text:span><text:span text:style-name="T8"> -</text:span><text:span text:style-name="T9"> </text:span><text:span text:style-name="T10">[CV_UNIT_END_DATE_YEAR]</text:span><text:tab/><text:span text:style-name="Red_20_Caps_20_Expanded"><text:span text:style-name="T4">[CV_UNIT_NAME] - </text:span></text:span><text:span text:style-name="T11">[CV_UNIT_COMPANY]</text:span></text:p>
        <text:section text:style-name="Sect1" text:name="education-list-section">
          <text:list xml:id="list201328800739464" text:continue-list="list594171141" text:style-name="WWNum1">
            <text:list-item>
              <text:p text:style-name="P13">[CV_UNIT_LIST_ITEM]<text:span text:style-name="T12"> </text:span></text:p>
            </text:list-item>
          </text:list>
        </text:section>
        <text:p text:style-name="P5"/>
        <text:p text:style-name="P5"/>
      </text:section>
      <text:list xml:id="list201328535886338" text:continue-list="list201328313301071" text:style-name="Outline">
        <text:list-item>
          <text:h text:style-name="P11" text:outline-level="1"><text:tab/><text:tab/><text:span text:style-name="T14">Fähigkeiten</text:span></text:h>
        </text:list-item>
      </text:list>
      <text:p text:style-name="P9"/>
      <text:section text:style-name="Sect1" text:name="skills-section">
        <text:p text:style-name="P8"><text:tab/><text:tab/><text:span text:style-name="Red_20_Caps_20_Expanded"><text:span text:style-name="T4">[CV_UNIT_NAME]</text:span></text:span></text:p>
        <text:section text:style-name="Sect1" text:name="skills-list-section">
          <text:list xml:id="list201327367053780" text:continue-list="list201328800739464" text:style-name="WWNum1">
            <text:list-item>
              <text:p text:style-name="P14">[CV_UNIT_LIST_ITEM]<text:span text:style-name="T12"> </text:span></text:p>
            </text:list-item>
          </text:list>
        </text:section>
        <text:p text:style-name="P7"/>
        <text:p text:style-name="P7"/>
      </text:section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ova" svg:font-family="'Arial Nova'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alisto MT" svg:font-family="'Calisto MT'" style:font-family-generic="roman"/>
    <style:font-face style:name="Calisto MT1" svg:font-family="'Calisto MT'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ymbol" svg:font-family="Symbol" style:font-adornments="Standard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Standard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line-height="0.564cm" fo:text-align="start" style:justify-single-word="false" fo:orphans="2" fo:widows="2" style:writing-mode="lr-tb">
        <style:tab-stops>
          <style:tab-stop style:position="3.81cm" style:type="right"/>
          <style:tab-stop style:position="5.08cm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106cm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049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81cm" style:type="right"/>
          <style:tab-stop style:position="5.08cm"/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5.715cm" fo:margin-right="0cm" fo:margin-top="0cm" fo:margin-bottom="0cm" style:contextual-spacing="false" fo:line-height="0.508cm" fo:text-indent="0cm" style:auto-text-indent="false">
        <style:tab-stops>
          <style:tab-stop style:position="2.54cm" style:type="right"/>
          <style:tab-stop style:position="3.81cm"/>
          <style:tab-stop style:position="5.08cm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35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35cm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0" loext:num-list-format="%1%+" style:num-suffix="+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01cm" fo:margin-bottom="1.016cm" fo:margin-left="1.016cm" fo:margin-right="1.016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69cm" fo:margin-left="0cm" fo:margin-right="0cm" fo:margin-bottom="1.0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11-17T20:13:26.760999928</dc:date>
    <meta:editing-cycles>19</meta:editing-cycles>
    <meta:editing-duration>PT1H7M45S</meta:editing-duration>
    <meta:generator>LibreOffice/7.2.3.1$Linux_X86_64 LibreOffice_project/7b257967b9cd574cb72598999edde852baa10d80</meta:generator>
    <meta:document-statistic meta:table-count="0" meta:image-count="0" meta:object-count="0" meta:page-count="2" meta:paragraph-count="26" meta:word-count="56" meta:character-count="608" meta:non-whitespace-character-count="565"/>
    <meta:template xlink:type="simple" xlink:actuate="onRequest" xlink:title="Normal.dotm" xlink:href=""/>
  </office:meta>
</office:document-meta>
</file>